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d58" officeooo:paragraph-rsid="000d4d58"/>
    </style:style>
    <style:style style:name="T1" style:family="text">
      <style:text-properties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rir cmd en carpeta (html) y poner <text:span text:style-name="T1">. Code para abrir visual estudio en la carpet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9:19:12.463318000</meta:creation-date>
    <dc:date>2025-08-27T19:20:49.775459800</dc:date>
    <meta:editing-duration>PT1M38S</meta:editing-duration>
    <meta:editing-cycles>1</meta:editing-cycles>
    <meta:document-statistic meta:table-count="0" meta:image-count="0" meta:object-count="0" meta:page-count="1" meta:paragraph-count="1" meta:word-count="16" meta:character-count="82" meta:non-whitespace-character-count="67"/>
    <meta:generator>LibreOffice/25.8.0.4$Windows_X86_64 LibreOffice_project/48f00303701489684e67c38c28aff00cd5929e67</meta:generator>
  </office:meta>
</office:document-meta>
</file>